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33ba" officeooo:paragraph-rsid="000333ba"/>
    </style:style>
    <style:style style:name="P2" style:family="paragraph" style:parent-style-name="Standard">
      <style:text-properties officeooo:rsid="0005c886" officeooo:paragraph-rsid="0006d8d1"/>
    </style:style>
    <style:style style:name="P3" style:family="paragraph" style:parent-style-name="Standard">
      <style:text-properties officeooo:rsid="000637e5" officeooo:paragraph-rsid="000637e5"/>
    </style:style>
    <style:style style:name="P4" style:family="paragraph" style:parent-style-name="Standard">
      <style:text-properties officeooo:rsid="000637e5" officeooo:paragraph-rsid="0006d8d1"/>
    </style:style>
    <style:style style:name="P5" style:family="paragraph" style:parent-style-name="Standard">
      <style:text-properties officeooo:rsid="000637e5" officeooo:paragraph-rsid="00084309"/>
    </style:style>
    <style:style style:name="P6" style:family="paragraph" style:parent-style-name="Standard">
      <style:text-properties officeooo:rsid="00067474" officeooo:paragraph-rsid="00067474"/>
    </style:style>
    <style:style style:name="P7" style:family="paragraph" style:parent-style-name="Standard">
      <style:text-properties officeooo:rsid="00067474" officeooo:paragraph-rsid="0006d8d1"/>
    </style:style>
    <style:style style:name="P8" style:family="paragraph" style:parent-style-name="Standard">
      <style:text-properties officeooo:rsid="00067474" officeooo:paragraph-rsid="00084309"/>
    </style:style>
    <style:style style:name="P9" style:family="paragraph" style:parent-style-name="Standard">
      <style:text-properties officeooo:rsid="0006d8d1" officeooo:paragraph-rsid="0006d8d1"/>
    </style:style>
    <style:style style:name="P10" style:family="paragraph" style:parent-style-name="Standard">
      <style:paragraph-properties fo:text-align="end" style:justify-single-word="false"/>
      <style:text-properties officeooo:rsid="0006d8d1" officeooo:paragraph-rsid="0006d8d1"/>
    </style:style>
    <style:style style:name="P11" style:family="paragraph" style:parent-style-name="Standard">
      <style:text-properties officeooo:rsid="0006d8d1" officeooo:paragraph-rsid="00084309"/>
    </style:style>
    <style:style style:name="P12" style:family="paragraph" style:parent-style-name="Standard">
      <style:text-properties officeooo:rsid="000333ba" officeooo:paragraph-rsid="0006d8d1"/>
    </style:style>
    <style:style style:name="P13" style:family="paragraph" style:parent-style-name="Standard">
      <style:text-properties officeooo:rsid="000333ba" officeooo:paragraph-rsid="0008430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6d8d1"/>
    </style:style>
    <style:style style:name="T3" style:family="text">
      <style:text-properties officeooo:rsid="000843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9">&lt;br&gt;</text:p>
      <text:p text:style-name="P12"><text:span text:style-name="T2">&lt;br&gt;</text:span>Hoy es uno de esos días en los que quisiera escapar</text:p>
      <text:p text:style-name="P13"><text:span text:style-name="T3">&lt;div class=”adelante”&gt;</text:span>de mí misma<text:span text:style-name="T3">&lt;/div&gt;</text:span></text:p>
      <text:p text:style-name="P1">(tú, Rey de las Fugas).</text:p>
      <text:p text:style-name="P12"><text:span text:style-name="T2">&lt;br&gt;</text:span>No soportaba el aire del salón</text:p>
      <text:p text:style-name="P12"><text:span text:style-name="T2">&lt;br&gt;</text:span>y luego no soporte el del autobús</text:p>
      <text:p text:style-name="P12"><text:span text:style-name="T2">&lt;br&gt;</text:span>(me dio asco el tubo del pasamanos).</text:p>
      <text:p text:style-name="P12"><text:span text:style-name="T2">&lt;br&gt;</text:span>Volví a pie, otra vez, </text:p>
      <text:p text:style-name="P12"><text:span text:style-name="T2">&lt;br&gt;</text:span>pero</text:p>
      <text:p text:style-name="P2"><text:span text:style-name="T2">&lt;br&gt;</text:span>no vi mi pez de plumas azules.</text:p>
      <text:p text:style-name="P2"><text:span text:style-name="T2">&lt;br&gt;</text:span>El aire estaba invadido de vulgaridad</text:p>
      <text:p text:style-name="P2"><text:span text:style-name="T2">&lt;br&gt;</text:span>Había</text:p>
      <text:p text:style-name="P2"><text:span text:style-name="T2">&lt;br&gt;</text:span>el afiche de una pomada para todo el cuerpo,</text:p>
      <text:p text:style-name="P2"><text:span text:style-name="T2">&lt;br&gt;</text:span>los carteles de una tienda de dulces al por mayor,</text:p>
      <text:p text:style-name="P2"><text:span text:style-name="T2">&lt;br&gt;</text:span>una <text:span text:style-name="T1">rotisería</text:span> donde venden pollos al espiedo</text:p>
      <text:p text:style-name="P2"><text:span text:style-name="T2">&lt;br&gt;</text:span>(son de un amarillo casi anaranjado, y las gentes los compran</text:p>
      <text:p text:style-name="P2"><text:span text:style-name="T2">&lt;br&gt;</text:span>para comerlos en la plaza mas cercana a su trabajo).</text:p>
      <text:p text:style-name="P4"><text:span text:style-name="T2">&lt;br&gt;</text:span>No soporté el aire que me rodeaba, ni el que salía</text:p>
      <text:p text:style-name="P5"><text:span text:style-name="T3">&lt;div class=”adelante”&gt;</text:span>de mi boca.<text:span text:style-name="T3">&lt;/div&gt;</text:span></text:p>
      <text:p text:style-name="P3">La magia había abandonado el mundo.</text:p>
      <text:p text:style-name="P4"><text:span text:style-name="T2">&lt;br&gt;</text:span>Alcé la vista y no me extrañó cuando vi</text:p>
      <text:p text:style-name="P4"><text:span text:style-name="T2">&lt;br&gt;</text:span>una lámpara de cuarzo mal colgada, haciendo de mediodía.</text:p>
      <text:p text:style-name="P4"><text:span text:style-name="T2">&lt;br&gt;</text:span>Te escapaste de mí, que te envolvía con el aire,</text:p>
      <text:p text:style-name="P4"><text:span text:style-name="T2">&lt;br&gt;</text:span>¿y era igual de malo?</text:p>
      <text:p text:style-name="P4"><text:span text:style-name="T2">&lt;br&gt;</text:span>¿O pretendía magia ahí donde tú solo necesitabas ver </text:p>
      <text:p text:style-name="P4"><text:span text:style-name="T2">&lt;br&gt;</text:span>pollos anaranjados, pasamanos grasientos,</text:p>
      <text:p text:style-name="P5"><text:span text:style-name="T3">&lt;div class=”adelante”&gt;</text:span>empleados igual de lejos<text:span text:style-name="T3">&lt;/div&gt;</text:span></text:p>
      <text:p text:style-name="P4"><text:span text:style-name="T2">&lt;br&gt;</text:span>de sus hogares que de sus promesas y una lámpara de cuarzo</text:p>
      <text:p text:style-name="P4"><text:span text:style-name="T2">&lt;br&gt;</text:span>que se hunde en el horizonte como se deja una esponja</text:p>
      <text:p text:style-name="P5"><text:span text:style-name="T3">&lt;div class=”adelante”&gt;</text:span>después de limpiar una sartén?<text:span text:style-name="T3">&lt;/div&gt;</text:span></text:p>
      <text:p text:style-name="P3">¿Ese fue mi error?</text:p>
      <text:p text:style-name="P4"><text:span text:style-name="T2">&lt;br&gt;</text:span>Ese fue, ¿verdad?</text:p>
      <text:p text:style-name="P4"><text:span text:style-name="T2">&lt;br&gt;</text:span>¿Por qué no me enseñaste con tus ojos oxidados?</text:p>
      <text:p text:style-name="P4"><text:span text:style-name="T2">&lt;br&gt;</text:span>Yo no puedo dejar de hacer promesas, y tú necesitabas</text:p>
      <text:p text:style-name="P5"><text:span text:style-name="T3">&lt;div class=”adelante”&gt;</text:span>romper con todas.<text:span text:style-name="T3">&lt;/div&gt;</text:span></text:p>
      <text:p text:style-name="P3">Pero, acaso, ¿no las necesitabas tanto como to?</text:p>
      <text:p text:style-name="P4"><text:span text:style-name="T2">&lt;br&gt;</text:span>Fuiste una esperanza voraz, ¿cómo se escapa de eso?</text:p>
      <text:p text:style-name="P4"><text:span text:style-name="T2">&lt;br&gt;</text:span>O acaso crees que el desencanto sera suficiente</text:p>
      <text:p text:style-name="P5"><text:span text:style-name="T3">&lt;div class=”adelante”&gt;</text:span>como para callar todas la voces?,<text:span text:style-name="T3">&lt;/div&gt;</text:span></text:p>
      <text:p text:style-name="P3">y que nada,</text:p>
      <text:p text:style-name="P4"><text:span text:style-name="T2">&lt;br&gt;</text:span>nunca, te recuerde</text:p>
      <text:p text:style-name="P4"><text:span text:style-name="T2">&lt;br&gt;</text:span>una sola promesa tuya</text:p>
      <text:p text:style-name="P4"><text:span text:style-name="T2">&lt;br&gt;</text:span>(¿por eso subiste a tu torre-grúa? ¿Ya no querrás </text:p>
      <text:p text:style-name="P4"><text:span text:style-name="T2">&lt;br&gt;</text:span>tocar nada directamente? ¿Ni que nada te toque?</text:p>
      <text:p text:style-name="P4"><text:span text:style-name="T2">&lt;br&gt;</text:span>¿Y como vas a haces?).</text:p>
      <text:p text:style-name="P7"><text:span text:style-name="T2">&lt;br&gt;</text:span>No podrás recorrer tus pasos y retirar promesas</text:p>
      <text:p text:style-name="P8"><text:span text:style-name="T3">&lt;div class=”adelante”&gt;</text:span>como quien quita la ropa tendida.<text:span text:style-name="T3">&lt;/div&gt;</text:span></text:p>
      <text:p text:style-name="P7">Todas tus promesas ya no están donde las dejaste</text:p>
      <text:p text:style-name="P7"><text:span text:style-name="T2">&lt;br&gt;</text:span>(perdón por hablarte, quizás, de lo último que quisieras </text:p>
      <text:p text:style-name="P8"><text:span text:style-name="T3">&lt;div class=”adelante”&gt;</text:span>que te cuente).<text:span text:style-name="T3">&lt;/div&gt;</text:span></text:p>
      <text:p text:style-name="P6">¿Acaso crees que te podrás esconder de lo que </text:p>
      <text:p text:style-name="P8"><text:soft-page-break/><text:span text:style-name="T3">&lt;div class=”adelante”&gt;</text:span>un día deseaste?<text:span text:style-name="T3">&lt;/div&gt;</text:span></text:p>
      <text:p text:style-name="P9">¿No es mas fácil fracasar que esconderse?</text:p>
      <text:p text:style-name="P9">&lt;br&gt;Ven, por favor,</text:p>
      <text:p text:style-name="P9">&lt;br&gt;amor mío,</text:p>
      <text:p text:style-name="P9">&lt;br&gt;ven a beber del licor amargo,</text:p>
      <text:p text:style-name="P9">&lt;br&gt;ven a mojar tus labios</text:p>
      <text:p text:style-name="P9">&lt;br&gt;en tu derrota</text:p>
      <text:p text:style-name="P9">&lt;br&gt;(tanto mejor).</text:p>
      <text:p text:style-name="P9">&lt;br&gt;No abandones tu derrota</text:p>
      <text:p text:style-name="P9">&lt;br&gt;y descansa.</text:p>
      <text:p text:style-name="P9">&lt;br&gt;Baja de tu grúa a estirar los brazos.</text:p>
      <text:p text:style-name="P9">&lt;br&gt;Ven a ver cómo falla, también, la primavera.</text:p>
      <text:p text:style-name="P9">&lt;br&gt;Esta tarde han fracasado los árboles, los choferes,</text:p>
      <text:p text:style-name="P11"><text:span text:style-name="T3">&lt;div class=”adelante”&gt;</text:span>el alumbrado público,<text:span text:style-name="T3">&lt;/div&gt;</text:span></text:p>
      <text:p text:style-name="P9">los amante, los jardines, el cementerio, la lluvia,</text:p>
      <text:p text:style-name="P9">&lt;br&gt;las monedas sucias, los locutores de televisión, el azul.</text:p>
      <text:p text:style-name="P9">&lt;br&gt;Todos vaciaron su propia derrota y,</text:p>
      <text:p text:style-name="P9">&lt;br&gt;¿sabes qué?:</text:p>
      <text:p text:style-name="P9">&lt;br&gt;no pasó nada,</text:p>
      <text:p text:style-name="P9">&lt;br&gt;nada,</text:p>
      <text:p text:style-name="P9">&lt;br&gt;nada,</text:p>
      <text:p text:style-name="P9">&lt;br&gt;nada.</text:p>
      <text:p text:style-name="P10"><text:span text:style-name="T3">&lt;div class=”firma”&gt;</text:span>Paloma<text:span text:style-name="T3">&lt;/div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57:08.535856861</meta:creation-date>
    <meta:editing-duration>PT15M47S</meta:editing-duration>
    <meta:editing-cycles>5</meta:editing-cycles>
    <meta:generator>LibreOffice/5.1.6.2$Linux_X86_64 LibreOffice_project/10m0$Build-2</meta:generator>
    <dc:date>2017-10-16T19:01:30.402291812</dc:date>
    <meta:document-statistic meta:table-count="0" meta:image-count="0" meta:object-count="0" meta:page-count="2" meta:paragraph-count="75" meta:word-count="453" meta:character-count="2879" meta:non-whitespace-character-count="2496"/>
  </office:meta>
</office:document-meta>
</file>